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" style:family="table">
      <style:table-properties style:width="15.926cm" fo:margin-left="0cm" fo:margin-top="0cm" fo:margin-bottom="0cm" table:align="left"/>
    </style:style>
    <style:style style:name="Tabela1.A" style:family="table-column">
      <style:table-column-properties style:column-width="15.9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" style:family="table">
      <style:table-properties style:width="15.926cm" fo:margin-left="0cm" fo:margin-top="0cm" fo:margin-bottom="0cm" table:align="left"/>
    </style:style>
    <style:style style:name="Tabela2.A" style:family="table-column">
      <style:table-column-properties style:column-width="15.92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3" style:family="table">
      <style:table-properties style:width="15.926cm" fo:margin-left="0cm" fo:margin-top="0cm" fo:margin-bottom="0cm" table:align="left"/>
    </style:style>
    <style:style style:name="Tabela3.A" style:family="table-column">
      <style:table-column-properties style:column-width="15.92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="0.176cm" fo:border="1pt solid #000000"/>
    </style:style>
    <style:style style:name="Tabela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4" style:family="table">
      <style:table-properties style:width="15.926cm" fo:margin-left="0cm" fo:margin-top="0cm" fo:margin-bottom="0cm" table:align="left"/>
    </style:style>
    <style:style style:name="Tabela4.A" style:family="table-column">
      <style:table-column-properties style:column-width="15.9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="0.176cm" fo:border="1pt solid #000000"/>
    </style:style>
    <style:style style:name="Tabela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5" style:family="table">
      <style:table-properties style:width="15.926cm" fo:margin-left="0cm" fo:margin-top="0cm" fo:margin-bottom="0cm" table:align="left"/>
    </style:style>
    <style:style style:name="Tabela5.A" style:family="table-column">
      <style:table-column-properties style:column-width="15.9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="0.176cm" fo:border="1pt solid #000000"/>
    </style:style>
    <style:style style:name="Tabela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6" style:family="table">
      <style:table-properties style:width="15.926cm" fo:margin-left="0cm" fo:margin-top="0cm" fo:margin-bottom="0cm" table:align="left"/>
    </style:style>
    <style:style style:name="Tabela6.A" style:family="table-column">
      <style:table-column-properties style:column-width="15.9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" fo:padding="0.176cm" fo:border="1pt solid #000000"/>
    </style:style>
    <style:style style:name="Tabela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7" style:family="table">
      <style:table-properties style:width="15.926cm" fo:margin-left="0cm" fo:margin-top="0cm" fo:margin-bottom="0cm" table:align="left"/>
    </style:style>
    <style:style style:name="Tabela7.A" style:family="table-column">
      <style:table-column-properties style:column-width="15.92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" fo:padding="0.176cm" fo:border="1pt solid #000000"/>
    </style:style>
    <style:style style:name="Tabela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8" style:family="table">
      <style:table-properties style:width="15.926cm" fo:margin-left="0cm" fo:margin-top="0cm" fo:margin-bottom="0cm" table:align="left"/>
    </style:style>
    <style:style style:name="Tabela8.A" style:family="table-column">
      <style:table-column-properties style:column-width="15.92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" fo:padding="0.176cm" fo:border="1pt solid #000000"/>
    </style:style>
    <style:style style:name="Tabela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9" style:family="table">
      <style:table-properties style:width="15.926cm" fo:margin-left="0cm" fo:margin-top="0cm" fo:margin-bottom="0cm" table:align="left"/>
    </style:style>
    <style:style style:name="Tabela9.A" style:family="table-column">
      <style:table-column-properties style:column-width="15.926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" fo:padding="0.176cm" fo:border="1pt solid #000000"/>
    </style:style>
    <style:style style:name="Tabela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0" style:family="table">
      <style:table-properties style:width="15.926cm" fo:margin-left="0cm" fo:margin-top="0cm" fo:margin-bottom="0cm" table:align="left"/>
    </style:style>
    <style:style style:name="Tabela10.A" style:family="table-column">
      <style:table-column-properties style:column-width="15.9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" fo:padding="0.176cm" fo:border="1pt solid #000000"/>
    </style:style>
    <style:style style:name="Tabela1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1" style:family="table">
      <style:table-properties style:width="15.926cm" fo:margin-left="0cm" fo:margin-top="0cm" fo:margin-bottom="0cm" table:align="left"/>
    </style:style>
    <style:style style:name="Tabela11.A" style:family="table-column">
      <style:table-column-properties style:column-width="15.9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" fo:padding="0.176cm" fo:border="1pt solid #000000"/>
    </style:style>
    <style:style style:name="Tabela1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2" style:family="table">
      <style:table-properties style:width="15.926cm" fo:margin-left="0cm" fo:margin-top="0cm" fo:margin-bottom="0cm" table:align="left"/>
    </style:style>
    <style:style style:name="Tabela12.A" style:family="table-column">
      <style:table-column-properties style:column-width="15.926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" fo:padding="0.176cm" fo:border="1pt solid #000000"/>
    </style:style>
    <style:style style:name="Tabela1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3" style:family="table">
      <style:table-properties style:width="15.926cm" fo:margin-left="0cm" fo:margin-top="0cm" fo:margin-bottom="0cm" table:align="left"/>
    </style:style>
    <style:style style:name="Tabela13.A" style:family="table-column">
      <style:table-column-properties style:column-width="15.926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" fo:padding="0.176cm" fo:border="1pt solid #000000"/>
    </style:style>
    <style:style style:name="Tabela13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4" style:family="table">
      <style:table-properties style:width="15.926cm" fo:margin-left="0cm" fo:margin-top="0cm" fo:margin-bottom="0cm" table:align="left"/>
    </style:style>
    <style:style style:name="Tabela14.A" style:family="table-column">
      <style:table-column-properties style:column-width="15.9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" fo:padding="0.176cm" fo:border="1pt solid #000000"/>
    </style:style>
    <style:style style:name="Tabela14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5" style:family="table">
      <style:table-properties style:width="15.926cm" fo:margin-left="0cm" fo:margin-top="0cm" fo:margin-bottom="0cm" table:align="left"/>
    </style:style>
    <style:style style:name="Tabela15.A" style:family="table-column">
      <style:table-column-properties style:column-width="15.9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" fo:padding="0.176cm" fo:border="1pt solid #000000"/>
    </style:style>
    <style:style style:name="Tabela15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6" style:family="table">
      <style:table-properties style:width="15.926cm" fo:margin-left="0cm" fo:margin-top="0cm" fo:margin-bottom="0cm" table:align="left"/>
    </style:style>
    <style:style style:name="Tabela16.A" style:family="table-column">
      <style:table-column-properties style:column-width="15.9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" fo:padding="0.176cm" fo:border="1pt solid #000000"/>
    </style:style>
    <style:style style:name="Tabela16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7" style:family="table">
      <style:table-properties style:width="15.926cm" fo:margin-left="0cm" fo:margin-top="0cm" fo:margin-bottom="0cm" table:align="left"/>
    </style:style>
    <style:style style:name="Tabela17.A" style:family="table-column">
      <style:table-column-properties style:column-width="15.9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" fo:padding="0.176cm" fo:border="1pt solid #000000"/>
    </style:style>
    <style:style style:name="Tabela17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8" style:family="table">
      <style:table-properties style:width="15.926cm" fo:margin-left="0cm" fo:margin-top="0cm" fo:margin-bottom="0cm" table:align="left"/>
    </style:style>
    <style:style style:name="Tabela18.A" style:family="table-column">
      <style:table-column-properties style:column-width="15.9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" fo:padding="0.176cm" fo:border="1pt solid #000000"/>
    </style:style>
    <style:style style:name="Tabela18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19" style:family="table">
      <style:table-properties style:width="15.926cm" fo:margin-left="0cm" fo:margin-top="0cm" fo:margin-bottom="0cm" table:align="left"/>
    </style:style>
    <style:style style:name="Tabela19.A" style:family="table-column">
      <style:table-column-properties style:column-width="15.926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" fo:padding="0.176cm" fo:border="1pt solid #000000"/>
    </style:style>
    <style:style style:name="Tabela19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0" style:family="table">
      <style:table-properties style:width="15.926cm" fo:margin-left="0cm" fo:margin-top="0cm" fo:margin-bottom="0cm" table:align="left"/>
    </style:style>
    <style:style style:name="Tabela20.A" style:family="table-column">
      <style:table-column-properties style:column-width="15.926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" fo:padding="0.176cm" fo:border="1pt solid #000000"/>
    </style:style>
    <style:style style:name="Tabela20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a21" style:family="table">
      <style:table-properties style:width="15.926cm" fo:margin-left="0cm" fo:margin-top="0cm" fo:margin-bottom="0cm" table:align="left"/>
    </style:style>
    <style:style style:name="Tabela21.A" style:family="table-column">
      <style:table-column-properties style:column-width="15.926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" fo:padding="0.176cm" fo:border="1pt solid #000000"/>
    </style:style>
    <style:style style:name="Tabela2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01eaea"/>
    </style:style>
    <style:style style:name="P4" style:family="paragraph" style:parent-style-name="Standard">
      <style:paragraph-properties fo:line-height="100%" fo:orphans="0" fo:widows="0"/>
      <style:text-properties officeooo:paragraph-rsid="0003b1c2"/>
    </style:style>
    <style:style style:name="P5" style:family="paragraph" style:parent-style-name="Standard">
      <style:paragraph-properties fo:line-height="100%" fo:orphans="0" fo:widows="0"/>
      <style:text-properties officeooo:paragraph-rsid="00048e6d"/>
    </style:style>
    <style:style style:name="P6" style:family="paragraph" style:parent-style-name="Standard">
      <style:paragraph-properties fo:line-height="100%" fo:orphans="0" fo:widows="0"/>
      <style:text-properties officeooo:paragraph-rsid="0008c5c9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officeooo:paragraph-rsid="0003b1c2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officeooo:paragraph-rsid="0008c5c9"/>
    </style:style>
    <style:style style:name="P9" style:family="paragraph" style:parent-style-name="Standard">
      <style:paragraph-properties fo:line-height="100%" fo:text-align="start" style:justify-single-word="false" fo:orphans="0" fo:widows="0"/>
      <style:text-properties officeooo:paragraph-rsid="0003b1c2"/>
    </style:style>
    <style:style style:name="P10" style:family="paragraph" style:parent-style-name="Standard">
      <style:paragraph-properties fo:line-height="100%" fo:text-align="start" style:justify-single-word="false" fo:orphans="0" fo:widows="0"/>
      <style:text-properties officeooo:paragraph-rsid="0008c5c9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text-properties officeooo:paragraph-rsid="0001eaea"/>
    </style:style>
    <style:style style:name="P13" style:family="paragraph" style:parent-style-name="Standard">
      <style:text-properties officeooo:paragraph-rsid="0003b1c2"/>
    </style:style>
    <style:style style:name="P14" style:family="paragraph" style:parent-style-name="Standard">
      <style:paragraph-properties fo:line-height="100%" fo:orphans="0" fo:widows="0"/>
      <style:text-properties fo:font-weight="bold" officeooo:rsid="000783e6" officeooo:paragraph-rsid="000783e6" style:font-weight-asian="bold" style:font-weight-complex="bold"/>
    </style:style>
    <style:style style:name="P15" style:family="paragraph" style:parent-style-name="Standard">
      <style:paragraph-properties fo:line-height="100%" fo:orphans="0" fo:widows="0"/>
      <style:text-properties fo:font-weight="bold" officeooo:rsid="000783e6" officeooo:paragraph-rsid="0008c5c9" style:font-weight-asian="bold" style:font-weight-complex="bold"/>
    </style:style>
    <style:style style:name="P16" style:family="paragraph" style:parent-style-name="Standard"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text-properties officeooo:paragraph-rsid="0008c5c9"/>
    </style:style>
    <style:style style:name="P18" style:family="paragraph" style:parent-style-name="Standard">
      <style:paragraph-properties fo:break-before="page"/>
      <style:text-properties officeooo:paragraph-rsid="0003b1c2"/>
    </style:style>
    <style:style style:name="P19" style:family="paragraph" style:parent-style-name="Standard">
      <style:paragraph-properties fo:break-before="page"/>
      <style:text-properties officeooo:paragraph-rsid="0008c5c9"/>
    </style:style>
    <style:style style:name="P20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8c5c9" officeooo:paragraph-rsid="0008c5c9" style:font-weight-asian="normal" style:font-weight-complex="normal"/>
    </style:style>
    <style:style style:name="P22" style:family="paragraph" style:parent-style-name="Standard">
      <style:paragraph-properties fo:line-height="100%" fo:text-align="start" style:justify-single-word="false" fo:orphans="0" fo:widows="0"/>
      <style:text-properties style:text-position="0% 100%" fo:font-weight="normal" officeooo:rsid="000951ea" officeooo:paragraph-rsid="0008c5c9" style:font-weight-asian="normal" style:font-weight-complex="normal"/>
    </style:style>
    <style:style style:name="P23" style:family="paragraph" style:parent-style-name="Standard">
      <style:text-properties officeooo:paragraph-rsid="0008c5c9"/>
    </style:style>
    <style:style style:name="P24" style:family="paragraph" style:parent-style-name="Standard">
      <style:paragraph-properties fo:line-height="100%" fo:orphans="0" fo:widows="0"/>
      <style:text-properties officeooo:paragraph-rsid="000fd82e"/>
    </style:style>
    <style:style style:name="P25" style:family="paragraph" style:parent-style-name="Standard">
      <style:paragraph-properties fo:line-height="100%" fo:orphans="0" fo:widows="0"/>
      <style:text-properties fo:font-weight="bold" officeooo:rsid="000783e6" officeooo:paragraph-rsid="000fd82e" style:font-weight-asian="bold" style:font-weight-complex="bold"/>
    </style:style>
    <style:style style:name="P26" style:family="paragraph" style:parent-style-name="Standard">
      <style:paragraph-properties fo:line-height="100%" fo:orphans="0" fo:widows="0"/>
      <style:text-properties fo:font-weight="bold" officeooo:paragraph-rsid="000fd82e" style:font-weight-asian="bold"/>
    </style:style>
    <style:style style:name="P27" style:family="paragraph" style:parent-style-name="Standard">
      <style:text-properties officeooo:paragraph-rsid="000fd82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1e9f2" style:font-weight-asian="bold"/>
    </style:style>
    <style:style style:name="T3" style:family="text">
      <style:text-properties fo:font-weight="bold" officeooo:rsid="0001eaea" style:font-weight-asian="bold"/>
    </style:style>
    <style:style style:name="T4" style:family="text">
      <style:text-properties fo:font-weight="bold" officeooo:rsid="0003b1c2" style:font-weight-asian="bold"/>
    </style:style>
    <style:style style:name="T5" style:family="text">
      <style:text-properties fo:font-weight="bold" officeooo:rsid="00048e6d" style:font-weight-asian="bold"/>
    </style:style>
    <style:style style:name="T6" style:family="text">
      <style:text-properties fo:font-weight="bold" officeooo:rsid="0008c5c9" style:font-weight-asian="bold"/>
    </style:style>
    <style:style style:name="T7" style:family="text">
      <style:text-properties fo:font-weight="bold" officeooo:rsid="0008c5c9" style:font-weight-asian="bold" style:font-weight-complex="bold"/>
    </style:style>
    <style:style style:name="T8" style:family="text">
      <style:text-properties fo:font-weight="bold" officeooo:rsid="000951ea" style:font-weight-asian="bold" style:font-weight-complex="bold"/>
    </style:style>
    <style:style style:name="T9" style:family="text">
      <style:text-properties fo:font-weight="bold" officeooo:rsid="0008c8f9" style:font-weight-asian="bold"/>
    </style:style>
    <style:style style:name="T10" style:family="text">
      <style:text-properties fo:font-weight="bold" officeooo:rsid="00094f75" style:font-weight-asian="bold"/>
    </style:style>
    <style:style style:name="T11" style:family="text">
      <style:text-properties fo:font-weight="bold" officeooo:rsid="000a757c" style:font-weight-asian="bold"/>
    </style:style>
    <style:style style:name="T12" style:family="text">
      <style:text-properties fo:font-weight="bold" officeooo:rsid="000aaf9a" style:font-weight-asian="bold"/>
    </style:style>
    <style:style style:name="T13" style:family="text">
      <style:text-properties fo:font-weight="bold" officeooo:rsid="000fee31" style:font-weight-asian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1e9f2" style:font-weight-asian="normal" style:font-weight-complex="normal"/>
    </style:style>
    <style:style style:name="T16" style:family="text">
      <style:text-properties fo:font-weight="normal" officeooo:rsid="0001eaea" style:font-weight-asian="normal" style:font-weight-complex="normal"/>
    </style:style>
    <style:style style:name="T17" style:family="text">
      <style:text-properties fo:font-weight="normal" officeooo:rsid="0003b1c2" style:font-weight-asian="normal" style:font-weight-complex="normal"/>
    </style:style>
    <style:style style:name="T18" style:family="text">
      <style:text-properties fo:font-weight="normal" officeooo:rsid="00048e6d" style:font-weight-asian="normal" style:font-weight-complex="normal"/>
    </style:style>
    <style:style style:name="T19" style:family="text">
      <style:text-properties fo:font-weight="normal" officeooo:rsid="000783e6" style:font-weight-asian="normal" style:font-weight-complex="normal"/>
    </style:style>
    <style:style style:name="T20" style:family="text">
      <style:text-properties fo:font-weight="normal" officeooo:rsid="0008c5c9" style:font-weight-asian="normal" style:font-weight-complex="normal"/>
    </style:style>
    <style:style style:name="T21" style:family="text">
      <style:text-properties fo:font-weight="normal" officeooo:rsid="0008c8f9" style:font-weight-asian="normal" style:font-weight-complex="normal"/>
    </style:style>
    <style:style style:name="T22" style:family="text">
      <style:text-properties fo:font-weight="normal" officeooo:rsid="000951ea" style:font-weight-asian="normal" style:font-weight-complex="normal"/>
    </style:style>
    <style:style style:name="T23" style:family="text">
      <style:text-properties fo:font-weight="normal" officeooo:rsid="000a9570" style:font-weight-asian="normal" style:font-weight-complex="normal"/>
    </style:style>
    <style:style style:name="T24" style:family="text">
      <style:text-properties fo:font-weight="normal" officeooo:rsid="00094f75" style:font-weight-asian="normal" style:font-weight-complex="normal"/>
    </style:style>
    <style:style style:name="T25" style:family="text">
      <style:text-properties fo:font-weight="normal" officeooo:rsid="000a757c" style:font-weight-asian="normal" style:font-weight-complex="normal"/>
    </style:style>
    <style:style style:name="T26" style:family="text">
      <style:text-properties fo:font-weight="normal" officeooo:rsid="000aaf9a" style:font-weight-asian="normal" style:font-weight-complex="normal"/>
    </style:style>
    <style:style style:name="T27" style:family="text">
      <style:text-properties fo:font-weight="normal" officeooo:rsid="000fee31" style:font-weight-asian="normal" style:font-weight-complex="normal"/>
    </style:style>
    <style:style style:name="T28" style:family="text">
      <style:text-properties officeooo:rsid="0001eaea"/>
    </style:style>
    <style:style style:name="T29" style:family="text">
      <style:text-properties officeooo:rsid="0003b1c2"/>
    </style:style>
    <style:style style:name="T30" style:family="text">
      <style:text-properties officeooo:rsid="00048e6d"/>
    </style:style>
    <style:style style:name="T31" style:family="text">
      <style:text-properties officeooo:rsid="000783e6"/>
    </style:style>
    <style:style style:name="T32" style:family="text">
      <style:text-properties style:text-position="super 58%" fo:font-weight="bold" officeooo:rsid="0008c5c9" style:font-weight-asian="bold" style:font-weight-complex="bold"/>
    </style:style>
    <style:style style:name="T33" style:family="text">
      <style:text-properties style:text-position="0% 100%" fo:font-weight="bold" officeooo:rsid="0008c5c9" style:font-weight-asian="bold" style:font-weight-complex="bold"/>
    </style:style>
    <style:style style:name="T34" style:family="text">
      <style:text-properties style:text-position="0% 100%" fo:font-weight="bold" officeooo:rsid="000951ea" style:font-weight-asian="bold" style:font-weight-complex="bold"/>
    </style:style>
    <style:style style:name="T35" style:family="text">
      <style:text-properties style:text-position="0% 100%" fo:font-weight="normal" officeooo:rsid="0008c5c9" style:font-weight-asian="normal" style:font-weight-complex="normal"/>
    </style:style>
    <style:style style:name="T36" style:family="text">
      <style:text-properties style:text-position="0% 100%" fo:font-weight="normal" officeooo:rsid="000951e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Universidade Federal de Goiás</text:p>
      <text:p text:style-name="P1">Instituto de Informática - Sistemas de Informação</text:p>
      <text:p text:style-name="P1">Ian Badan</text:p>
      <text:p text:style-name="P1">Karlla Chaves</text:p>
      <text:p text:style-name="P1">Marcos Vinícius de Souza Oliveira</text:p>
      <text:p text:style-name="P1"/>
      <text:p text:style-name="P1">Projeto de Software - Cartão de Vacinação Online (VCO)</text:p>
      <text:p text:style-name="P1"/>
      <text:p text:style-name="P11">Descrição Casos de Us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C</text:span><text:span text:style-name="T2">DU0</text:span><text:span text:style-name="T1">: </text:span><text:span text:style-name="T15">Acessar o sistema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Ator(es) principal(ais): </text:span><text:span text:style-name="T16">Administrador (Governo), Administrador (Hospital), Funcionário (Hopsital), Cidadão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Pré-condições: </text:span>Ter o aplicativo instalado em um dispositivo móvel ou <text:span text:style-name="T31">acesso à página</text:span> WEB do Sistema</text:p>
          </table:table-cell>
        </table:table-row>
        <table:table-row table:style-name="Table1.1">
          <table:table-cell table:style-name="Table1.A1" office:value-type="string">
            <text:p text:style-name="P14">Garantia de Sucesso: <text:span text:style-name="T14">Pop up informando que o acesso foi permitido e redirecionamento para a tela inicial do sistema.</text:span></text:p>
          </table:table-cell>
        </table:table-row>
        <table:table-row table:style-name="Table1.1">
          <table:table-cell table:style-name="Table1.A5" office:value-type="string">
            <text:p text:style-name="P2"><text:span text:style-name="T1">Fluxo básico: <text:s/>1. </text:span>Iniciar o aplicativo ou acessar pela página Web;<text:span text:style-name="T1"> </text:span></text:p>
            <text:p text:style-name="P2"><text:span text:style-name="T1"><text:s text:c="25"/>2. </text:span>Clicar em cadastrar novo usuário;</text:p>
            <text:p text:style-name="P2"><text:s text:c="25"/><text:span text:style-name="T1">3. </text:span>Fornecer nome completo;</text:p>
            <text:p text:style-name="P2"><text:s text:c="25"/><text:span text:style-name="T1">4. </text:span>Definir senha para acesso (min 8 dígitos);</text:p>
            <text:p text:style-name="P2"><text:s text:c="25"/><text:span text:style-name="T1">5.</text:span> Definir e-mail para cadastro;</text:p>
            <text:p text:style-name="P2"><text:s text:c="25"/><text:span text:style-name="T1">6.</text:span> Fornecer CPF válido;</text:p>
            <text:p text:style-name="P2"><text:s text:c="25"/><text:span text:style-name="T1">7.</text:span> Fornecer Data de Nascimento;</text:p>
            <text:p text:style-name="P2"><text:s text:c="25"/><text:span text:style-name="T1">8. </text:span>Endereço válido;</text:p>
            <text:p text:style-name="P2"><text:s text:c="25"/><text:span text:style-name="T1">9.</text:span> Selecionar sexo;</text:p>
            <text:p text:style-name="P2"><text:s text:c="25"/><text:span text:style-name="T1">10.</text:span> Fornecer número de telefone;</text:p>
            <text:p text:style-name="P2"><text:s text:c="25"/><text:span text:style-name="T1">11. </text:span>Clicar em “Cadastrar” para finalizar o cadastro;</text:p>
            <text:p text:style-name="P2"><text:s text:c="25"/><text:span text:style-name="T1">12. </text:span>Acessar no e-mail o link para confirmação de cadastro</text:p>
          </table:table-cell>
        </table:table-row>
        <table:table-row table:style-name="Table1.1">
          <table:table-cell table:style-name="Table1.A1" office:value-type="string">
            <text:p text:style-name="P2"><text:span text:style-name="T1">Fluxo alternativo: 1a: </text:span>O aplicativo apresenta algum erro ao ser inicializado:</text:p>
            <text:p text:style-name="P2"><text:s text:c="39"/>1- O usuário deve reiniciá-lo;</text:p>
            <text:p text:style-name="P2"><text:s text:c="39"/>2- O caso de uso termina.</text:p>
            <text:p text:style-name="P2"><text:span text:style-name="T1"><text:s text:c="31"/>4a: </text:span>Senha fornecida possui menos de 8 dígitos:</text:p>
            <text:p text:style-name="P2"><text:s text:c="40"/>1- Aparecer mensagem “senha menor que o mínimo requerido”</text:p>
            <text:p text:style-name="P2"><text:s text:c="40"/>2- Usuário fornece senha de 8 dígitos ou mais</text:p>
            <text:p text:style-name="P2"><text:s text:c="31"/><text:span text:style-name="T1">5a: </text:span>E-mail fornecido pelo usuário não é válido:</text:p>
            <text:p text:style-name="P2"><text:s text:c="40"/>1- Não receberá o e-mail de confirmação de cadastro;</text:p>
            <text:p text:style-name="P2"><text:s text:c="40"/>2- Cadastro não será confirmado;</text:p>
            <text:p text:style-name="P2"><text:s text:c="40"/>3- Será necessário o usuário recadastrar utilizando outro e-mail <text:s text:c="25"/>que seja válido;</text:p>
            <text:p text:style-name="P2"><text:s text:c="30"/><text:span text:style-name="T1">6a: </text:span>CPF informado não existe ou não condiz com o nome fornecido</text:p>
            <text:p text:style-name="P2"><text:s text:c="40"/>1- Cadastro não será finalizado;</text:p>
            <text:p text:style-name="P2"><text:s text:c="40"/>2- A mensagem “CPF inválido” aparecerá embaixo do campo CPF;</text:p>
            <text:p text:style-name="P2"><text:s text:c="40"/>3- Usuário fornece um CPF válido e finaliza o cadastro</text:p>
          </table:table-cell>
        </table:table-row>
        <table:table-row table:style-name="Table1.1">
          <table:table-cell table:style-name="Table1.A5" office:value-type="string">
            <text:p text:style-name="P14">Frequência: <text:span text:style-name="T14">Muito frequente</text:span></text:p>
          </table:table-cell>
        </table:table-row>
      </table:table>
      <text:p text:style-name="P16"><text:soft-page-break/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"><text:span text:style-name="T1">C</text:span><text:span text:style-name="T2">DU</text:span><text:span text:style-name="T3">1</text:span><text:span text:style-name="T1">: </text:span><text:span text:style-name="T16">Alterar senha</text:span><text:span text:style-name="T15">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Ator(es) principal(ais): </text:span><text:span text:style-name="T16">Administrador (Governo), Administrador (Hospital), Funcionário (Hopsital), Cidadão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Pré-condições: </text:span>Ter o aplicativo instalado em um dispositivo móvel ou <text:span text:style-name="T31">acesso à página</text:span> WEB do Sistema; <text:span text:style-name="T29">Possuir cadastro efetivado no sistema</text:span></text:p>
          </table:table-cell>
        </table:table-row>
        <table:table-row table:style-name="Tabela1.1">
          <table:table-cell table:style-name="Tabela1.A1" office:value-type="string">
            <text:p text:style-name="P14">Garantia de Sucesso: <text:span text:style-name="T14">Surgimento de uma tela informando que a senha foi alterada com sucesso</text:span></text:p>
          </table:table-cell>
        </table:table-row>
        <table:table-row table:style-name="Tabela1.1">
          <table:table-cell table:style-name="Tabela1.A5" office:value-type="string">
            <text:p text:style-name="P3"><text:span text:style-name="T1">Fluxo básico: <text:s/>1. </text:span>Iniciar o aplicativo ou acessar pela página Web;<text:span text:style-name="T1"> </text:span></text:p>
            <text:p text:style-name="P3"><text:span text:style-name="T1"><text:s text:c="25"/>2. </text:span>Clicar em “<text:span text:style-name="T28">Login”</text:span>;</text:p>
            <text:p text:style-name="P3"><text:s text:c="25"/><text:span text:style-name="T1">3. </text:span>Fornecer nome <text:span text:style-name="T28">de usuário</text:span>;</text:p>
            <text:p text:style-name="P3"><text:s text:c="25"/><text:span text:style-name="T1">4. </text:span><text:span text:style-name="T16">Clicar em “Esqueci minha senha”</text:span>;</text:p>
            <text:p text:style-name="P3"><text:s text:c="25"/><text:span text:style-name="T1">5.</text:span> <text:span text:style-name="T28">Fornecer e-mail usado no cadastro no sistema</text:span>;</text:p>
            <text:p text:style-name="P3"><text:s text:c="25"/><text:span text:style-name="T1">6.</text:span> <text:span text:style-name="T28">Acessar e-mail para confirmar mudança de senha</text:span>;</text:p>
            <text:p text:style-name="P3"><text:s text:c="25"/><text:span text:style-name="T1">7.</text:span> Fornecer <text:span text:style-name="T28">nova senha (min. 8 dígitos)</text:span>;</text:p>
            <text:p text:style-name="P3"><text:s text:c="25"/><text:span text:style-name="T1">8. </text:span><text:span text:style-name="T16">Fornecer novamente a nova senha</text:span>;</text:p>
            <text:p text:style-name="P3"><text:s text:c="25"/><text:span text:style-name="T1">9.</text:span> <text:span text:style-name="T16">Clicar em “Confirmar mudança de senha”.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Fluxo alternativo: 1a: </text:span>O aplicativo apresenta algum erro ao ser inicializado:</text:p>
            <text:p text:style-name="P3"><text:s text:c="39"/>1- O usuário deve reiniciá-lo;</text:p>
            <text:p text:style-name="P3"><text:s text:c="39"/>2- O caso de uso termina.</text:p>
            <text:p text:style-name="P3"><text:s text:c="31"/><text:span text:style-name="T1">5a: </text:span>E-mail fornecido pelo usuário não é válido:</text:p>
            <text:p text:style-name="P3"><text:s text:c="40"/>1- Não receberá o e-mail de <text:span text:style-name="T28">mudança de senha</text:span>;</text:p>
            <text:p text:style-name="P3"><text:s text:c="40"/>2- <text:span text:style-name="T28">mudança de senha</text:span> não será confirmad<text:span text:style-name="T28">a</text:span>;</text:p>
            <text:p text:style-name="P3"><text:s text:c="40"/>3- Será necessário o usuário recadastrar utilizando outro e-mail <text:s text:c="24"/>que seja válido;</text:p>
            <text:p text:style-name="P5"><text:s text:c="30"/><text:span text:style-name="T1"><text:s text:c="2"/></text:span><text:span text:style-name="T5">7</text:span><text:span text:style-name="T1">a: </text:span>Senha fornecida possui menos de 8 dígitos:</text:p>
            <text:p text:style-name="P5"><text:s text:c="40"/>1- Aparecer mensagem “senha menor que o mínimo requerido”</text:p>
            <text:p text:style-name="P5"><text:s text:c="40"/>2- Usuário fornece senha de 8 dígitos ou mais.</text:p>
            <text:p text:style-name="P3"><text:s text:c="26"/></text:p>
          </table:table-cell>
        </table:table-row>
        <table:table-row table:style-name="Tabela1.1">
          <table:table-cell table:style-name="Tabela1.A5" office:value-type="string">
            <text:p text:style-name="P14">Frequência: <text:span text:style-name="T14">Mediana</text:span></text:p>
          </table:table-cell>
        </table:table-row>
      </table:table>
      <text:p text:style-name="P12"/>
      <text:p text:style-name="P13"/>
      <text:p text:style-name="P18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<text:span text:style-name="T1">C</text:span><text:span text:style-name="T2">DU</text:span><text:span text:style-name="T4">2</text:span><text:span text:style-name="T1">: </text:span><text:span text:style-name="T17">Cadastrar </text:span><text:span text:style-name="T19">hospital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Ator(es) principal(ais): </text:span><text:span text:style-name="T16">Administrador (Governo)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2.1">
          <table:table-cell table:style-name="Tabela2.A4" office:value-type="string">
            <text:p text:style-name="P14">Garantia de Sucesso: <text:span text:style-name="T14">Mensagem informando que o hospital foi adicionado ao sistema e surgimento do mesmo na lista de hospitais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básico: <text:s/>1. </text:span>Iniciar o aplicativo ou acessar pela página Web;<text:span text:style-name="T1"> </text:span></text:p>
            <text:p text:style-name="P4"><text:span text:style-name="T1"><text:s text:c="25"/>2. </text:span>Clicar em “<text:span text:style-name="T28">Login”</text:span>;</text:p>
            <text:p text:style-name="P4"><text:s text:c="25"/><text:span text:style-name="T1">3. </text:span>Fornecer nome <text:span text:style-name="T28">de usuário</text:span>;</text:p>
            <text:p text:style-name="P4"><text:s text:c="25"/><text:span text:style-name="T1">4. </text:span><text:span text:style-name="T16">Clicar em “</text:span><text:span text:style-name="T18">S</text:span><text:span text:style-name="T16">enha”</text:span>;</text:p>
            <text:p text:style-name="P4"><text:s text:c="25"/><text:span text:style-name="T1">5.</text:span> <text:span text:style-name="T28">Fornecer a senha</text:span>;</text:p>
            <text:p text:style-name="P4"><text:s text:c="25"/><text:span text:style-name="T1">6.</text:span> <text:span text:style-name="T30">Clicar em “Cadastrar hospital</text:span>;</text:p>
            <text:p text:style-name="P4"><text:s text:c="25"/><text:span text:style-name="T1">7.</text:span> Fornecer <text:span text:style-name="T30">o nome do Hospital a ser cadastrado</text:span>;</text:p>
            <text:p text:style-name="P4"><text:s text:c="25"/><text:span text:style-name="T1">8. </text:span><text:span text:style-name="T16">Fornecer </text:span><text:span text:style-name="T18">cidade em que o hospital está localizado</text:span>;</text:p>
            <text:p text:style-name="P4"><text:s text:c="25"/><text:span text:style-name="T1">9.</text:span> <text:span text:style-name="T30">Fornecer estado em que hospital está localizado</text:span><text:span text:style-name="T16">.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Fluxo alternativo: 1a: </text:span>O aplicativo apresenta algum erro ao ser inicializado:</text:p>
            <text:p text:style-name="P4"><text:s text:c="39"/>1- O usuário deve reiniciá-lo;</text:p>
            <text:p text:style-name="P4"><text:s text:c="39"/>2- O caso de uso termina.</text:p>
            <text:p text:style-name="P4"><text:span text:style-name="T1"><text:s text:c="31"/></text:span><text:span text:style-name="T5">7</text:span><text:span text:style-name="T1">a: </text:span><text:span text:style-name="T18">Nome do hospital a ser cadastrado é digitado errado</text:span>:</text:p>
            <text:p text:style-name="P4"><text:s text:c="40"/>1- Aparecer mensagem “<text:span text:style-name="T30">Hospital inexistente ou com nome incorreto</text:span>”;</text:p>
            <text:p text:style-name="P7"><text:s text:c="20"/>2- Usuário <text:span text:style-name="T30">escreve corretamente o nome do hospital;</text:span></text:p>
            <text:p text:style-name="P9"><text:s text:c="39"/><text:span text:style-name="T30">3- O caso de uso é finalizado.</text:span></text:p>
          </table:table-cell>
        </table:table-row>
        <table:table-row table:style-name="Tabela2.1">
          <table:table-cell table:style-name="Tabela2.A4" office:value-type="string">
            <text:p text:style-name="P14">Frequência: <text:span text:style-name="T14">Relativamente alta no início da implementação do sistema e baixa depois de um tempo.</text:span></text:p>
          </table:table-cell>
        </table:table-row>
      </table:table>
      <text:p text:style-name="P13"/>
      <text:p text:style-name="P13"/>
      <text:p text:style-name="P19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6"><text:span text:style-name="T1">C</text:span><text:span text:style-name="T2">DU</text:span><text:span text:style-name="T6">3</text:span><text:span text:style-name="T1">: </text:span><text:span text:style-name="T20">Apagar cadastro de hospital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Ator(es) principal(ais): </text:span><text:span text:style-name="T16">Administrador (Governo)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3.1">
          <table:table-cell table:style-name="Tabela3.A4" office:value-type="string">
            <text:p text:style-name="P15">Garantia de Sucesso: <text:span text:style-name="T14">Mensagem informando que o hospital foi </text:span><text:span text:style-name="T20">apagado</text:span><text:span text:style-name="T14"> </text:span><text:span text:style-name="T20">d</text:span><text:span text:style-name="T14">o sistema e </text:span><text:span text:style-name="T20">exclusão</text:span><text:span text:style-name="T14"> do mesmo na lista de hospitais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Fluxo básico: <text:s/>1. </text:span>Iniciar o aplicativo ou acessar pela página Web;<text:span text:style-name="T1"> </text:span></text:p>
            <text:p text:style-name="P6"><text:span text:style-name="T1"><text:s text:c="25"/>2. </text:span>Clicar em “<text:span text:style-name="T28">Login”</text:span>;</text:p>
            <text:p text:style-name="P6"><text:s text:c="25"/><text:span text:style-name="T1">3. </text:span>Fornecer nome <text:span text:style-name="T28">de usuário</text:span>;</text:p>
            <text:p text:style-name="P6"><text:s text:c="25"/><text:span text:style-name="T1">4. </text:span><text:span text:style-name="T16">Clicar em “</text:span><text:span text:style-name="T18">S</text:span><text:span text:style-name="T16">enha”</text:span>;</text:p>
            <text:p text:style-name="P6"><text:s text:c="25"/><text:span text:style-name="T1">5.</text:span> <text:span text:style-name="T28">Fornecer a senha</text:span>;</text:p>
            <text:p text:style-name="P6"><text:s text:c="25"/><text:span text:style-name="T1">6.</text:span> <text:span text:style-name="T30">Clicar em “Hospitais Cadastrados”</text:span>;</text:p>
            <text:p text:style-name="P6"><text:s text:c="25"/><text:span text:style-name="T1">7.</text:span> Fornecer <text:span text:style-name="T30">o nome do hospital que se deseja excluir do sistema</text:span>;</text:p>
            <text:p text:style-name="P6"><text:s text:c="25"/><text:span text:style-name="T1">8. </text:span><text:span text:style-name="T16">Fornecer </text:span><text:span text:style-name="T18">cidade em que o hospital está localizado</text:span>;</text:p>
            <text:p text:style-name="P6"><text:s text:c="25"/><text:span text:style-name="T1">9.</text:span> <text:span text:style-name="T30">Fornecer estado em que hospital está localizado</text:span><text:span text:style-name="T16">.</text:span></text:p>
            <text:p text:style-name="P6"><text:span text:style-name="T16"><text:s text:c="23"/></text:span><text:span text:style-name="T7">10. </text:span><text:span text:style-name="T20">Clicar em “Apagar cadastro deste hospital”</text:span></text:p>
            <text:p text:style-name="P6"><text:span text:style-name="T20"><text:s text:c="23"/></text:span><text:span text:style-name="T7">11. </text:span><text:span text:style-name="T20">Fornecer CPF para confirmar ação;</text:span></text:p>
            <text:p text:style-name="P6"><text:span text:style-name="T20"><text:s text:c="23"/></text:span><text:span text:style-name="T7">12. </text:span><text:span text:style-name="T20">Clicar em “Confirmar”.</text:span></text:p>
          </table:table-cell>
        </table:table-row>
        <table:table-row table:style-name="Tabela3.1">
          <table:table-cell table:style-name="Tabela3.A1" office:value-type="string">
            <text:p text:style-name="P6"><text:span text:style-name="T1">Fluxo alternativo: 1a: </text:span>O aplicativo apresenta algum erro ao ser inicializado:</text:p>
            <text:p text:style-name="P6"><text:s text:c="39"/>1- O usuário deve reiniciá-lo;</text:p>
            <text:p text:style-name="P6"><text:s text:c="39"/>2- O caso de uso termina.</text:p>
            <text:p text:style-name="P6"><text:span text:style-name="T1"><text:s text:c="31"/></text:span><text:span text:style-name="T5">7</text:span><text:span text:style-name="T1">a: </text:span><text:span text:style-name="T18">Nome do hospital a ser cadastrado é digitado errado</text:span>:</text:p>
            <text:p text:style-name="P6"><text:s text:c="40"/>1- Aparecer mensagem “<text:span text:style-name="T30">Hospital inexistente ou com nome incorreto</text:span>”;</text:p>
            <text:p text:style-name="P8"><text:s text:c="20"/>2- Usuário <text:span text:style-name="T30">escreve corretamente o nome do hospital;</text:span></text:p>
            <text:p text:style-name="P10"><text:s text:c="40"/><text:span text:style-name="T30">3- O caso de uso é finalizado.</text:span></text:p>
            <text:p text:style-name="P10"><text:s text:c="31"/><text:span text:style-name="T7">11</text:span><text:span text:style-name="T32"> </text:span><text:span text:style-name="T33">a: </text:span><text:span text:style-name="T35">O CPF informado não é de um administrador do governo:</text:span></text:p>
            <text:p text:style-name="P21"><text:s text:c="42"/>1- Pedir para que o CPF seja digitado novamente;</text:p>
            <text:p text:style-name="P21"><text:s text:c="42"/>2- Caso o erro persista informar ao administrador do sistema uma tentativa de acesso perigosa.</text:p>
          </table:table-cell>
        </table:table-row>
        <table:table-row table:style-name="Tabela3.1">
          <table:table-cell table:style-name="Tabela3.A4" office:value-type="string">
            <text:p text:style-name="P15">Frequência: <text:span text:style-name="T14">Relativamente alta no início da implementação do sistema e baixa depois de um tempo.</text:span></text:p>
          </table:table-cell>
        </table:table-row>
      </table:table>
      <text:p text:style-name="P17"/>
      <text:p text:style-name="P17"/>
      <text:p text:style-name="P19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6"><text:span text:style-name="T1">C</text:span><text:span text:style-name="T2">DU</text:span><text:span text:style-name="T6">4</text:span><text:span text:style-name="T1">: </text:span><text:span text:style-name="T21">Mod</text:span><text:span text:style-name="T27">i</text:span><text:span text:style-name="T21">ficar</text:span><text:span text:style-name="T9"> </text:span><text:span text:style-name="T20">cadastro de hospital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Ator(es) principal(ais): </text:span><text:span text:style-name="T16">Administrador (Governo)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4.1">
          <table:table-cell table:style-name="Tabela4.A4" office:value-type="string">
            <text:p text:style-name="P15">Garantia de Sucesso: <text:span text:style-name="T14">Mensagem informando que </text:span><text:span text:style-name="T21">as alterações realizadas no cadastro foram salvas com sucesso</text:span><text:span text:style-name="T14">.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Fluxo básico: <text:s/>1. </text:span>Iniciar o aplicativo ou acessar pela página Web;<text:span text:style-name="T1"> </text:span></text:p>
            <text:p text:style-name="P6"><text:span text:style-name="T1"><text:s text:c="25"/>2. </text:span>Clicar em “<text:span text:style-name="T28">Login”</text:span>;</text:p>
            <text:p text:style-name="P6"><text:s text:c="25"/><text:span text:style-name="T1">3. </text:span>Fornecer nome <text:span text:style-name="T28">de usuário</text:span>;</text:p>
            <text:p text:style-name="P6"><text:s text:c="25"/><text:span text:style-name="T1">4. </text:span><text:span text:style-name="T16">Clicar em “</text:span><text:span text:style-name="T18">S</text:span><text:span text:style-name="T16">enha”</text:span>;</text:p>
            <text:p text:style-name="P6"><text:s text:c="25"/><text:span text:style-name="T1">5.</text:span> <text:span text:style-name="T28">Fornecer a senha</text:span>;</text:p>
            <text:p text:style-name="P6"><text:s text:c="25"/><text:span text:style-name="T1">6.</text:span> <text:span text:style-name="T30">Clicar em “Hospitais Cadastrados”</text:span>;</text:p>
            <text:p text:style-name="P6"><text:s text:c="25"/><text:span text:style-name="T1">7.</text:span> Fornecer <text:span text:style-name="T30">o nome do hospital que se deseja alterar o cadastro</text:span>;</text:p>
            <text:p text:style-name="P6"><text:s text:c="25"/><text:span text:style-name="T1">8. </text:span><text:span text:style-name="T22">Escolher qual campo se deseja modificar;</text:span></text:p>
            <text:p text:style-name="P6"><text:s text:c="25"/><text:span text:style-name="T1">9.</text:span> <text:span text:style-name="T30">Fornecer CPF para confirmação de identidade</text:span><text:span text:style-name="T16">;</text:span></text:p>
            <text:p text:style-name="P6"><text:span text:style-name="T16"><text:s text:c="23"/></text:span><text:span text:style-name="T7">10. </text:span><text:span text:style-name="T20">Clicar em “</text:span><text:span text:style-name="T22">Confirmar Alterações</text:span><text:span text:style-name="T20">”</text:span></text:p>
          </table:table-cell>
        </table:table-row>
        <table:table-row table:style-name="Tabela4.1">
          <table:table-cell table:style-name="Tabela4.A1" office:value-type="string">
            <text:p text:style-name="P6"><text:span text:style-name="T1">Fluxo alternativo: 1a: </text:span>O aplicativo apresenta algum erro ao ser inicializado:</text:p>
            <text:p text:style-name="P6"><text:s text:c="39"/>1- O usuário deve reiniciá-lo;</text:p>
            <text:p text:style-name="P6"><text:s text:c="39"/>2- O caso de uso termina.</text:p>
            <text:p text:style-name="P6"><text:span text:style-name="T1"><text:s text:c="31"/></text:span><text:span text:style-name="T5">7</text:span><text:span text:style-name="T1">a: </text:span><text:span text:style-name="T18">Nome do hospital a ser cadastrado é digitado errado</text:span>:</text:p>
            <text:p text:style-name="P6"><text:s text:c="40"/>1- Aparecer mensagem “<text:span text:style-name="T30">Hospital inexistente ou com nome incorreto</text:span>”;</text:p>
            <text:p text:style-name="P8"><text:s text:c="20"/>2- Usuário <text:span text:style-name="T30">escreve corretamente o nome do hospital;</text:span></text:p>
            <text:p text:style-name="P10"><text:s text:c="40"/><text:span text:style-name="T30">3- O caso de uso é finalizado.</text:span></text:p>
            <text:p text:style-name="P10"><text:s text:c="32"/><text:span text:style-name="T8">8</text:span><text:span text:style-name="T34">a</text:span><text:span text:style-name="T8">: </text:span><text:span text:style-name="T34"><text:s/></text:span><text:span text:style-name="T36">Campo escolhido não pod ser modificado:</text:span></text:p>
            <text:p text:style-name="P22"><text:s text:c="40"/>1- Informar ao usuário que aquele campo não pode sofrer alterações;</text:p>
            <text:p text:style-name="P22"><text:s text:c="41"/>2- O caso de uso termina.</text:p>
            <text:p text:style-name="P10"><text:s text:c="31"/><text:span text:style-name="T7">11</text:span><text:span text:style-name="T32"> </text:span><text:span text:style-name="T33">a: </text:span><text:span text:style-name="T35">O CPF informado não é de um administrador do governo:</text:span></text:p>
            <text:p text:style-name="P21"><text:s text:c="42"/>1- Pedir para que o CPF seja digitado novamente;</text:p>
            <text:p text:style-name="P21"><text:s text:c="42"/>2- Caso o erro persista informar ao administrador do sistema uma tentativa de acesso perigosa.</text:p>
          </table:table-cell>
        </table:table-row>
        <table:table-row table:style-name="Tabela4.1">
          <table:table-cell table:style-name="Tabela4.A4" office:value-type="string">
            <text:p text:style-name="P15">Frequência: <text:span text:style-name="T23">Pouco frequente.</text:span></text:p>
          </table:table-cell>
        </table:table-row>
      </table:table>
      <text:p text:style-name="P17"/>
      <text:p text:style-name="P17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4"><text:span text:style-name="T1">C</text:span><text:span text:style-name="T2">DU</text:span><text:span text:style-name="T10">5</text:span><text:span text:style-name="T1">: </text:span><text:span text:style-name="T17">A</text:span><text:span text:style-name="T24">pagar Cadastro de Administrador de Hospital</text:span></text:p>
          </table:table-cell>
        </table:table-row>
        <table:table-row table:style-name="Tabela5.1">
          <table:table-cell table:style-name="Tabela5.A1" office:value-type="string">
            <text:p text:style-name="P24"><text:span text:style-name="T1">Ator(es) principal(ais): </text:span><text:span text:style-name="T16">Administrador (Governo) </text:span><text:span text:style-name="T25">e</text:span><text:span text:style-name="T16"> </text:span><text:span text:style-name="T25">Administrador(hospital).</text:span></text:p>
          </table:table-cell>
        </table:table-row>
        <table:table-row table:style-name="Tabela5.1">
          <table:table-cell table:style-name="Tabela5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5.1">
          <table:table-cell table:style-name="Tabela5.A4" office:value-type="string">
            <text:p text:style-name="P25">Garantia de Sucesso: </text:p>
          </table:table-cell>
        </table:table-row>
        <table:table-row table:style-name="Tabela5.1">
          <table:table-cell table:style-name="Tabela5.A1" office:value-type="string">
            <text:p text:style-name="P26">Fluxo básico: </text:p>
          </table:table-cell>
        </table:table-row>
        <text:soft-page-break/>
        <table:table-row table:style-name="Tabela5.1">
          <table:table-cell table:style-name="Tabela5.A1" office:value-type="string">
            <text:p text:style-name="P26">Fluxo alternativo: </text:p>
          </table:table-cell>
        </table:table-row>
        <table:table-row table:style-name="Tabela5.1">
          <table:table-cell table:style-name="Tabela5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24"><text:span text:style-name="T1">C</text:span><text:span text:style-name="T2">DU</text:span><text:span text:style-name="T10">6</text:span><text:span text:style-name="T1">: </text:span><text:span text:style-name="T17">M</text:span><text:span text:style-name="T24">odificar Cadastro de Administrador de Hospital</text:span></text:p>
          </table:table-cell>
        </table:table-row>
        <table:table-row table:style-name="Tabela6.1">
          <table:table-cell table:style-name="Tabela6.A1" office:value-type="string">
            <text:p text:style-name="P24"><text:span text:style-name="T1">Ator(es) principal(ais): </text:span><text:span text:style-name="T16">Administrador (Governo) </text:span><text:span text:style-name="T25">e Administrador(Hospital).</text:span></text:p>
          </table:table-cell>
        </table:table-row>
        <table:table-row table:style-name="Tabela6.1">
          <table:table-cell table:style-name="Tabela6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6.1">
          <table:table-cell table:style-name="Tabela6.A4" office:value-type="string">
            <text:p text:style-name="P25">Garantia de Sucesso: </text:p>
          </table:table-cell>
        </table:table-row>
        <table:table-row table:style-name="Tabela6.1">
          <table:table-cell table:style-name="Tabela6.A1" office:value-type="string">
            <text:p text:style-name="P26">Fluxo básico: </text:p>
          </table:table-cell>
        </table:table-row>
        <table:table-row table:style-name="Tabela6.1">
          <table:table-cell table:style-name="Tabela6.A1" office:value-type="string">
            <text:p text:style-name="P26">Fluxo alternativo: </text:p>
          </table:table-cell>
        </table:table-row>
        <table:table-row table:style-name="Tabela6.1">
          <table:table-cell table:style-name="Tabela6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4"><text:span text:style-name="T1">C</text:span><text:span text:style-name="T2">DU</text:span><text:span text:style-name="T10">7</text:span><text:span text:style-name="T1">:</text:span><text:span text:style-name="T10"> </text:span><text:span text:style-name="T24">Apagar cadastro de cidadão</text:span></text:p>
          </table:table-cell>
        </table:table-row>
        <table:table-row table:style-name="Tabela7.1">
          <table:table-cell table:style-name="Tabela7.A1" office:value-type="string">
            <text:p text:style-name="P24"><text:span text:style-name="T1">Ator(es) principal(ais): </text:span><text:span text:style-name="T16">Administrador (Governo) </text:span><text:span text:style-name="T25">e</text:span><text:span text:style-name="T16"> </text:span><text:span text:style-name="T25">Administrador(hospital).</text:span></text:p>
          </table:table-cell>
        </table:table-row>
        <table:table-row table:style-name="Tabela7.1">
          <table:table-cell table:style-name="Tabela7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7.1">
          <table:table-cell table:style-name="Tabela7.A4" office:value-type="string">
            <text:p text:style-name="P25">Garantia de Sucesso: </text:p>
          </table:table-cell>
        </table:table-row>
        <table:table-row table:style-name="Tabela7.1">
          <table:table-cell table:style-name="Tabela7.A1" office:value-type="string">
            <text:p text:style-name="P26">Fluxo básico: </text:p>
          </table:table-cell>
        </table:table-row>
        <table:table-row table:style-name="Tabela7.1">
          <table:table-cell table:style-name="Tabela7.A1" office:value-type="string">
            <text:p text:style-name="P26">Fluxo alternativo: </text:p>
          </table:table-cell>
        </table:table-row>
        <table:table-row table:style-name="Tabela7.1">
          <table:table-cell table:style-name="Tabela7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4"><text:span text:style-name="T1">C</text:span><text:span text:style-name="T2">DU</text:span><text:span text:style-name="T10">8</text:span><text:span text:style-name="T1">:</text:span><text:span text:style-name="T10"> </text:span><text:span text:style-name="T24">Modificar cadastro de cidadão</text:span></text:p>
          </table:table-cell>
        </table:table-row>
        <table:table-row table:style-name="Tabela8.1">
          <table:table-cell table:style-name="Tabela8.A1" office:value-type="string">
            <text:p text:style-name="P24"><text:span text:style-name="T1">Ator(es) principal(ais): </text:span><text:span text:style-name="T16">Administrador (Governo) </text:span><text:span text:style-name="T25">e</text:span><text:span text:style-name="T16"> </text:span><text:span text:style-name="T25">Administrador(hospital)</text:span></text:p>
          </table:table-cell>
        </table:table-row>
        <table:table-row table:style-name="Tabela8.1">
          <table:table-cell table:style-name="Tabela8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8.1">
          <table:table-cell table:style-name="Tabela8.A4" office:value-type="string">
            <text:p text:style-name="P25">Garantia de Sucesso: </text:p>
          </table:table-cell>
        </table:table-row>
        <table:table-row table:style-name="Tabela8.1">
          <table:table-cell table:style-name="Tabela8.A1" office:value-type="string">
            <text:p text:style-name="P26">Fluxo básico: </text:p>
          </table:table-cell>
        </table:table-row>
        <table:table-row table:style-name="Tabela8.1">
          <table:table-cell table:style-name="Tabela8.A1" office:value-type="string">
            <text:p text:style-name="P26">Fluxo alternativo: </text:p>
          </table:table-cell>
        </table:table-row>
        <table:table-row table:style-name="Tabela8.1">
          <table:table-cell table:style-name="Tabela8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9" table:style-name="Tabela9">
        <table:table-column table:style-name="Tabela9.A"/>
        <text:soft-page-break/>
        <table:table-row table:style-name="Tabela9.1">
          <table:table-cell table:style-name="Tabela9.A1" office:value-type="string">
            <text:p text:style-name="P24"><text:span text:style-name="T1">C</text:span><text:span text:style-name="T2">DU</text:span><text:span text:style-name="T11">9</text:span><text:span text:style-name="T1">:</text:span><text:span text:style-name="T10"> </text:span><text:span text:style-name="T24">C</text:span><text:span text:style-name="T25">adastrar administradores no hospital</text:span></text:p>
          </table:table-cell>
        </table:table-row>
        <table:table-row table:style-name="Tabela9.1">
          <table:table-cell table:style-name="Tabela9.A1" office:value-type="string">
            <text:p text:style-name="P24"><text:span text:style-name="T1">Ator(es) principal(ais): </text:span><text:span text:style-name="T16">Administrador (Governo) </text:span><text:span text:style-name="T25">e</text:span><text:span text:style-name="T16"> </text:span><text:span text:style-name="T25">Administrador(hospital)</text:span></text:p>
          </table:table-cell>
        </table:table-row>
        <table:table-row table:style-name="Tabela9.1">
          <table:table-cell table:style-name="Tabela9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9.1">
          <table:table-cell table:style-name="Tabela9.A4" office:value-type="string">
            <text:p text:style-name="P25">Garantia de Sucesso: </text:p>
          </table:table-cell>
        </table:table-row>
        <table:table-row table:style-name="Tabela9.1">
          <table:table-cell table:style-name="Tabela9.A1" office:value-type="string">
            <text:p text:style-name="P26">Fluxo básico: </text:p>
          </table:table-cell>
        </table:table-row>
        <table:table-row table:style-name="Tabela9.1">
          <table:table-cell table:style-name="Tabela9.A1" office:value-type="string">
            <text:p text:style-name="P26">Fluxo alternativo: </text:p>
          </table:table-cell>
        </table:table-row>
        <table:table-row table:style-name="Tabela9.1">
          <table:table-cell table:style-name="Tabela9.A4" office:value-type="string">
            <text:p text:style-name="P25">Frequência: <text:span text:style-name="T24">Mediana</text:span></text:p>
          </table:table-cell>
        </table:table-row>
      </table:table>
      <text:p text:style-name="P27"/>
      <text:p text:style-name="P27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4"><text:span text:style-name="T1">C</text:span><text:span text:style-name="T2">DU</text:span><text:span text:style-name="T11">10</text:span><text:span text:style-name="T1">:</text:span><text:span text:style-name="T10"> </text:span><text:span text:style-name="T26">Adicionar na agenda período de vacinação</text:span></text:p>
          </table:table-cell>
        </table:table-row>
        <table:table-row table:style-name="Tabela10.1">
          <table:table-cell table:style-name="Tabela10.A1" office:value-type="string">
            <text:p text:style-name="P24"><text:span text:style-name="T1">Ator(es) principal(ais): </text:span><text:span text:style-name="T16">Administrador (</text:span><text:span text:style-name="T25">Hospital</text:span><text:span text:style-name="T16">).</text:span></text:p>
          </table:table-cell>
        </table:table-row>
        <table:table-row table:style-name="Tabela10.1">
          <table:table-cell table:style-name="Tabela10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0.1">
          <table:table-cell table:style-name="Tabela10.A4" office:value-type="string">
            <text:p text:style-name="P25">Garantia de Sucesso: </text:p>
          </table:table-cell>
        </table:table-row>
        <table:table-row table:style-name="Tabela10.1">
          <table:table-cell table:style-name="Tabela10.A1" office:value-type="string">
            <text:p text:style-name="P26">Fluxo básico: </text:p>
          </table:table-cell>
        </table:table-row>
        <table:table-row table:style-name="Tabela10.1">
          <table:table-cell table:style-name="Tabela10.A1" office:value-type="string">
            <text:p text:style-name="P26">Fluxo alternativo: </text:p>
          </table:table-cell>
        </table:table-row>
        <table:table-row table:style-name="Tabela10.1">
          <table:table-cell table:style-name="Tabela10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4"><text:span text:style-name="T1">C</text:span><text:span text:style-name="T2">DU</text:span><text:span text:style-name="T11">1</text:span><text:span text:style-name="T12">1</text:span><text:span text:style-name="T1">:</text:span><text:span text:style-name="T10"> </text:span><text:span text:style-name="T26">Gerenciar agenda de vacinação no hospital</text:span></text:p>
          </table:table-cell>
        </table:table-row>
        <table:table-row table:style-name="Tabela11.1">
          <table:table-cell table:style-name="Tabela11.A1" office:value-type="string">
            <text:p text:style-name="P24"><text:span text:style-name="T1">Ator(es) principal(ais): </text:span><text:span text:style-name="T16">Administrador (</text:span><text:span text:style-name="T25">Hospital</text:span><text:span text:style-name="T16">).</text:span></text:p>
          </table:table-cell>
        </table:table-row>
        <table:table-row table:style-name="Tabela11.1">
          <table:table-cell table:style-name="Tabela11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1.1">
          <table:table-cell table:style-name="Tabela11.A4" office:value-type="string">
            <text:p text:style-name="P25">Garantia de Sucesso: </text:p>
          </table:table-cell>
        </table:table-row>
        <table:table-row table:style-name="Tabela11.1">
          <table:table-cell table:style-name="Tabela11.A1" office:value-type="string">
            <text:p text:style-name="P26">Fluxo básico: </text:p>
          </table:table-cell>
        </table:table-row>
        <table:table-row table:style-name="Tabela11.1">
          <table:table-cell table:style-name="Tabela11.A1" office:value-type="string">
            <text:p text:style-name="P26">Fluxo alternativo: </text:p>
          </table:table-cell>
        </table:table-row>
        <table:table-row table:style-name="Tabela11.1">
          <table:table-cell table:style-name="Tabela11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4"><text:span text:style-name="T1">C</text:span><text:span text:style-name="T2">DU</text:span><text:span text:style-name="T11">1</text:span><text:span text:style-name="T12">2</text:span><text:span text:style-name="T1">:</text:span><text:span text:style-name="T10"> </text:span><text:span text:style-name="T26">Apagar período de vacinação</text:span></text:p>
          </table:table-cell>
        </table:table-row>
        <table:table-row table:style-name="Tabela12.1">
          <table:table-cell table:style-name="Tabela12.A1" office:value-type="string">
            <text:p text:style-name="P24"><text:span text:style-name="T1">Ator(es) principal(ais): </text:span><text:span text:style-name="T16">Administrador (</text:span><text:span text:style-name="T25">Hospital</text:span><text:span text:style-name="T16">).</text:span></text:p>
          </table:table-cell>
        </table:table-row>
        <text:soft-page-break/>
        <table:table-row table:style-name="Tabela12.1">
          <table:table-cell table:style-name="Tabela12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2.1">
          <table:table-cell table:style-name="Tabela12.A4" office:value-type="string">
            <text:p text:style-name="P25">Garantia de Sucesso: </text:p>
          </table:table-cell>
        </table:table-row>
        <table:table-row table:style-name="Tabela12.1">
          <table:table-cell table:style-name="Tabela12.A1" office:value-type="string">
            <text:p text:style-name="P26">Fluxo básico: </text:p>
          </table:table-cell>
        </table:table-row>
        <table:table-row table:style-name="Tabela12.1">
          <table:table-cell table:style-name="Tabela12.A1" office:value-type="string">
            <text:p text:style-name="P26">Fluxo alternativo: </text:p>
          </table:table-cell>
        </table:table-row>
        <table:table-row table:style-name="Tabela12.1">
          <table:table-cell table:style-name="Tabela12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4"><text:span text:style-name="T1">C</text:span><text:span text:style-name="T2">DU</text:span><text:span text:style-name="T11">1</text:span><text:span text:style-name="T12">3</text:span><text:span text:style-name="T1">:</text:span><text:span text:style-name="T10"> </text:span><text:span text:style-name="T26">Modificar período de vacinação</text:span></text:p>
          </table:table-cell>
        </table:table-row>
        <table:table-row table:style-name="Tabela13.1">
          <table:table-cell table:style-name="Tabela13.A1" office:value-type="string">
            <text:p text:style-name="P24"><text:span text:style-name="T1">Ator(es) principal(ais): </text:span><text:span text:style-name="T16">Administrador (</text:span><text:span text:style-name="T25">Hospital</text:span><text:span text:style-name="T16">).</text:span></text:p>
          </table:table-cell>
        </table:table-row>
        <table:table-row table:style-name="Tabela13.1">
          <table:table-cell table:style-name="Tabela13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3.1">
          <table:table-cell table:style-name="Tabela13.A4" office:value-type="string">
            <text:p text:style-name="P25">Garantia de Sucesso: </text:p>
          </table:table-cell>
        </table:table-row>
        <table:table-row table:style-name="Tabela13.1">
          <table:table-cell table:style-name="Tabela13.A1" office:value-type="string">
            <text:p text:style-name="P26">Fluxo básico: </text:p>
          </table:table-cell>
        </table:table-row>
        <table:table-row table:style-name="Tabela13.1">
          <table:table-cell table:style-name="Tabela13.A1" office:value-type="string">
            <text:p text:style-name="P26">Fluxo alternativo: </text:p>
          </table:table-cell>
        </table:table-row>
        <table:table-row table:style-name="Tabela13.1">
          <table:table-cell table:style-name="Tabela13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4"><text:span text:style-name="T1">C</text:span><text:span text:style-name="T2">DU</text:span><text:span text:style-name="T11">1</text:span><text:span text:style-name="T12">4</text:span><text:span text:style-name="T1">:</text:span><text:span text:style-name="T10"> </text:span><text:span text:style-name="T26">Cadastrar Cidadão</text:span></text:p>
          </table:table-cell>
        </table:table-row>
        <table:table-row table:style-name="Tabela14.1">
          <table:table-cell table:style-name="Tabela14.A1" office:value-type="string">
            <text:p text:style-name="P24"><text:span text:style-name="T1">Ator(es) principal(ais): </text:span><text:span text:style-name="T16">F</text:span><text:span text:style-name="T26">uncionário(Hospital) e Cidadão</text:span></text:p>
          </table:table-cell>
        </table:table-row>
        <table:table-row table:style-name="Tabela14.1">
          <table:table-cell table:style-name="Tabela14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4.1">
          <table:table-cell table:style-name="Tabela14.A4" office:value-type="string">
            <text:p text:style-name="P25">Garantia de Sucesso: </text:p>
          </table:table-cell>
        </table:table-row>
        <table:table-row table:style-name="Tabela14.1">
          <table:table-cell table:style-name="Tabela14.A1" office:value-type="string">
            <text:p text:style-name="P26">Fluxo básico: </text:p>
          </table:table-cell>
        </table:table-row>
        <table:table-row table:style-name="Tabela14.1">
          <table:table-cell table:style-name="Tabela14.A1" office:value-type="string">
            <text:p text:style-name="P26">Fluxo alternativo: </text:p>
          </table:table-cell>
        </table:table-row>
        <table:table-row table:style-name="Tabela14.1">
          <table:table-cell table:style-name="Tabela14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4"><text:span text:style-name="T1">C</text:span><text:span text:style-name="T2">DU</text:span><text:span text:style-name="T11">1</text:span><text:span text:style-name="T12">5</text:span><text:span text:style-name="T1">:</text:span><text:span text:style-name="T10"> </text:span><text:span text:style-name="T26">Apagar cadastro de cidadão</text:span></text:p>
          </table:table-cell>
        </table:table-row>
        <table:table-row table:style-name="Tabela15.1">
          <table:table-cell table:style-name="Tabela15.A1" office:value-type="string">
            <text:p text:style-name="P24"><text:span text:style-name="T1">Ator(es) principal(ais): </text:span><text:span text:style-name="T16">F</text:span><text:span text:style-name="T26">uncionário(Hospital) e Cidadão</text:span></text:p>
          </table:table-cell>
        </table:table-row>
        <table:table-row table:style-name="Tabela15.1">
          <table:table-cell table:style-name="Tabela15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5.1">
          <table:table-cell table:style-name="Tabela15.A4" office:value-type="string">
            <text:p text:style-name="P25">Garantia de Sucesso: </text:p>
          </table:table-cell>
        </table:table-row>
        <text:soft-page-break/>
        <table:table-row table:style-name="Tabela15.1">
          <table:table-cell table:style-name="Tabela15.A1" office:value-type="string">
            <text:p text:style-name="P26">Fluxo básico: </text:p>
          </table:table-cell>
        </table:table-row>
        <table:table-row table:style-name="Tabela15.1">
          <table:table-cell table:style-name="Tabela15.A1" office:value-type="string">
            <text:p text:style-name="P26">Fluxo alternativo: </text:p>
          </table:table-cell>
        </table:table-row>
        <table:table-row table:style-name="Tabela15.1">
          <table:table-cell table:style-name="Tabela15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24"><text:span text:style-name="T1">C</text:span><text:span text:style-name="T2">DU</text:span><text:span text:style-name="T11">1</text:span><text:span text:style-name="T12">6</text:span><text:span text:style-name="T1">:</text:span><text:span text:style-name="T10"> </text:span><text:span text:style-name="T26">Modificar cadastro de cidadão</text:span></text:p>
          </table:table-cell>
        </table:table-row>
        <table:table-row table:style-name="Tabela16.1">
          <table:table-cell table:style-name="Tabela16.A1" office:value-type="string">
            <text:p text:style-name="P24"><text:span text:style-name="T1">Ator(es) principal(ais): </text:span><text:span text:style-name="T16">F</text:span><text:span text:style-name="T26">uncionário(Hospital) e Cidadão</text:span></text:p>
          </table:table-cell>
        </table:table-row>
        <table:table-row table:style-name="Tabela16.1">
          <table:table-cell table:style-name="Tabela16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6.1">
          <table:table-cell table:style-name="Tabela16.A4" office:value-type="string">
            <text:p text:style-name="P25">Garantia de Sucesso: </text:p>
          </table:table-cell>
        </table:table-row>
        <table:table-row table:style-name="Tabela16.1">
          <table:table-cell table:style-name="Tabela16.A1" office:value-type="string">
            <text:p text:style-name="P26">Fluxo básico: </text:p>
          </table:table-cell>
        </table:table-row>
        <table:table-row table:style-name="Tabela16.1">
          <table:table-cell table:style-name="Tabela16.A1" office:value-type="string">
            <text:p text:style-name="P26">Fluxo alternativo: </text:p>
          </table:table-cell>
        </table:table-row>
        <table:table-row table:style-name="Tabela16.1">
          <table:table-cell table:style-name="Tabela16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4"><text:span text:style-name="T1">C</text:span><text:span text:style-name="T2">DU</text:span><text:span text:style-name="T11">1</text:span><text:span text:style-name="T12">7</text:span><text:span text:style-name="T1">:</text:span><text:span text:style-name="T10"> </text:span><text:span text:style-name="T26">Verificar agenda de vacinação</text:span></text:p>
          </table:table-cell>
        </table:table-row>
        <table:table-row table:style-name="Tabela17.1">
          <table:table-cell table:style-name="Tabela17.A1" office:value-type="string">
            <text:p text:style-name="P24"><text:span text:style-name="T1">Ator(es) principal(ais): </text:span><text:span text:style-name="T16">F</text:span><text:span text:style-name="T26">uncionário(Hospital) e Cidadão</text:span></text:p>
          </table:table-cell>
        </table:table-row>
        <table:table-row table:style-name="Tabela17.1">
          <table:table-cell table:style-name="Tabela17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7.1">
          <table:table-cell table:style-name="Tabela17.A4" office:value-type="string">
            <text:p text:style-name="P25">Garantia de Sucesso: </text:p>
          </table:table-cell>
        </table:table-row>
        <table:table-row table:style-name="Tabela17.1">
          <table:table-cell table:style-name="Tabela17.A1" office:value-type="string">
            <text:p text:style-name="P26">Fluxo básico: </text:p>
          </table:table-cell>
        </table:table-row>
        <table:table-row table:style-name="Tabela17.1">
          <table:table-cell table:style-name="Tabela17.A1" office:value-type="string">
            <text:p text:style-name="P26">Fluxo alternativo: </text:p>
          </table:table-cell>
        </table:table-row>
        <table:table-row table:style-name="Tabela17.1">
          <table:table-cell table:style-name="Tabela17.A4" office:value-type="string">
            <text:p text:style-name="P25">Frequência: <text:span text:style-name="T24">Mediana</text:span></text:p>
          </table:table-cell>
        </table:table-row>
      </table:table>
      <text:p text:style-name="P27"/>
      <text:p text:style-name="P27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24"><text:span text:style-name="T1">C</text:span><text:span text:style-name="T2">DU</text:span><text:span text:style-name="T11">1</text:span><text:span text:style-name="T12">8</text:span><text:span text:style-name="T1">:</text:span><text:span text:style-name="T10"> </text:span><text:span text:style-name="T26">Marcar vacina como tomada.</text:span></text:p>
          </table:table-cell>
        </table:table-row>
        <table:table-row table:style-name="Tabela18.1">
          <table:table-cell table:style-name="Tabela18.A1" office:value-type="string">
            <text:p text:style-name="P24"><text:span text:style-name="T1">Ator(es) principal(ais): </text:span><text:span text:style-name="T16">F</text:span><text:span text:style-name="T26">uncionário(Hospital).</text:span></text:p>
          </table:table-cell>
        </table:table-row>
        <table:table-row table:style-name="Tabela18.1">
          <table:table-cell table:style-name="Tabela18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8.1">
          <table:table-cell table:style-name="Tabela18.A4" office:value-type="string">
            <text:p text:style-name="P25">Garantia de Sucesso: </text:p>
          </table:table-cell>
        </table:table-row>
        <table:table-row table:style-name="Tabela18.1">
          <table:table-cell table:style-name="Tabela18.A1" office:value-type="string">
            <text:p text:style-name="P26">Fluxo básico: </text:p>
          </table:table-cell>
        </table:table-row>
        <table:table-row table:style-name="Tabela18.1">
          <table:table-cell table:style-name="Tabela18.A1" office:value-type="string">
            <text:p text:style-name="P26">Fluxo alternativo: </text:p>
          </table:table-cell>
        </table:table-row>
        <text:soft-page-break/>
        <table:table-row table:style-name="Tabela18.1">
          <table:table-cell table:style-name="Tabela18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4"><text:span text:style-name="T1">C</text:span><text:span text:style-name="T2">DU</text:span><text:span text:style-name="T11">1</text:span><text:span text:style-name="T12">9</text:span><text:span text:style-name="T1">:</text:span><text:span text:style-name="T10"> </text:span><text:span text:style-name="T26">Criar lembrete para período de vacinação.</text:span></text:p>
          </table:table-cell>
        </table:table-row>
        <table:table-row table:style-name="Tabela19.1">
          <table:table-cell table:style-name="Tabela19.A1" office:value-type="string">
            <text:p text:style-name="P24"><text:span text:style-name="T1">Ator(es) principal(ais): </text:span><text:span text:style-name="T26">Cidadão</text:span></text:p>
          </table:table-cell>
        </table:table-row>
        <table:table-row table:style-name="Tabela19.1">
          <table:table-cell table:style-name="Tabela19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19.1">
          <table:table-cell table:style-name="Tabela19.A4" office:value-type="string">
            <text:p text:style-name="P25">Garantia de Sucesso: </text:p>
          </table:table-cell>
        </table:table-row>
        <table:table-row table:style-name="Tabela19.1">
          <table:table-cell table:style-name="Tabela19.A1" office:value-type="string">
            <text:p text:style-name="P26">Fluxo básico: </text:p>
          </table:table-cell>
        </table:table-row>
        <table:table-row table:style-name="Tabela19.1">
          <table:table-cell table:style-name="Tabela19.A1" office:value-type="string">
            <text:p text:style-name="P26">Fluxo alternativo: </text:p>
          </table:table-cell>
        </table:table-row>
        <table:table-row table:style-name="Tabela19.1">
          <table:table-cell table:style-name="Tabela19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24"><text:span text:style-name="T1">C</text:span><text:span text:style-name="T2">DU</text:span><text:span text:style-name="T12">20</text:span><text:span text:style-name="T1">:</text:span><text:span text:style-name="T10"> </text:span><text:span text:style-name="T26">Consultar hospitais próximos que fornecem vacina.</text:span></text:p>
          </table:table-cell>
        </table:table-row>
        <table:table-row table:style-name="Tabela20.1">
          <table:table-cell table:style-name="Tabela20.A1" office:value-type="string">
            <text:p text:style-name="P24"><text:span text:style-name="T1">Ator(es) principal(ais): </text:span><text:span text:style-name="T26">Cidadão</text:span></text:p>
          </table:table-cell>
        </table:table-row>
        <table:table-row table:style-name="Tabela20.1">
          <table:table-cell table:style-name="Tabela20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20.1">
          <table:table-cell table:style-name="Tabela20.A4" office:value-type="string">
            <text:p text:style-name="P25">Garantia de Sucesso: </text:p>
          </table:table-cell>
        </table:table-row>
        <table:table-row table:style-name="Tabela20.1">
          <table:table-cell table:style-name="Tabela20.A1" office:value-type="string">
            <text:p text:style-name="P26">Fluxo básico: </text:p>
          </table:table-cell>
        </table:table-row>
        <table:table-row table:style-name="Tabela20.1">
          <table:table-cell table:style-name="Tabela20.A1" office:value-type="string">
            <text:p text:style-name="P26">Fluxo alternativo: </text:p>
          </table:table-cell>
        </table:table-row>
        <table:table-row table:style-name="Tabela20.1">
          <table:table-cell table:style-name="Tabela20.A4" office:value-type="string">
            <text:p text:style-name="P25">Frequência: <text:span text:style-name="T24">Mediana</text:span></text:p>
          </table:table-cell>
        </table:table-row>
      </table:table>
      <text:p text:style-name="P27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24"><text:span text:style-name="T1">C</text:span><text:span text:style-name="T2">DU</text:span><text:span text:style-name="T12">21</text:span><text:span text:style-name="T1">:</text:span><text:span text:style-name="T10"> </text:span><text:span text:style-name="T26">Verificar estoque de vacina.</text:span></text:p>
          </table:table-cell>
        </table:table-row>
        <table:table-row table:style-name="Tabela21.1">
          <table:table-cell table:style-name="Tabela21.A1" office:value-type="string">
            <text:p text:style-name="P24"><text:span text:style-name="T1">Ator(es) principal(ais): </text:span><text:span text:style-name="T16">Administrador (</text:span><text:span text:style-name="T25">Hospital</text:span><text:span text:style-name="T16">) </text:span><text:span text:style-name="T26">e Funcionário(Hospital).</text:span></text:p>
          </table:table-cell>
        </table:table-row>
        <table:table-row table:style-name="Tabela21.1">
          <table:table-cell table:style-name="Tabela21.A1" office:value-type="string">
            <text:p text:style-name="P24"><text:span text:style-name="T1">Pré-condições: </text:span>Ter o aplicativo instalado em um dispositivo móvel ou <text:span text:style-name="T31">acesso à página</text:span> WEB do Sistema; <text:span text:style-name="T30">Possuir cadastrado efetivado no sistema como Administrador associado ao Governo.</text:span></text:p>
          </table:table-cell>
        </table:table-row>
        <table:table-row table:style-name="Tabela21.1">
          <table:table-cell table:style-name="Tabela21.A4" office:value-type="string">
            <text:p text:style-name="P25">Garantia de Sucesso: </text:p>
          </table:table-cell>
        </table:table-row>
        <table:table-row table:style-name="Tabela21.1">
          <table:table-cell table:style-name="Tabela21.A1" office:value-type="string">
            <text:p text:style-name="P26">Fluxo básico: </text:p>
          </table:table-cell>
        </table:table-row>
        <table:table-row table:style-name="Tabela21.1">
          <table:table-cell table:style-name="Tabela21.A1" office:value-type="string">
            <text:p text:style-name="P26">Fluxo alternativo: </text:p>
          </table:table-cell>
        </table:table-row>
        <table:table-row table:style-name="Tabela21.1">
          <table:table-cell table:style-name="Tabela21.A4" office:value-type="string">
            <text:p text:style-name="P25">Frequência: <text:span text:style-name="T24">Mediana</text:span></text:p>
          </table:table-cell>
        </table:table-row>
      </table:table>
      <text:p text:style-name="P27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date>2019-09-10T16:30:22.971000000</dc:date>
    <meta:editing-duration>PT40M</meta:editing-duration>
    <meta:editing-cycles>11</meta:editing-cycles>
    <meta:document-statistic meta:table-count="22" meta:image-count="0" meta:object-count="0" meta:page-count="11" meta:paragraph-count="258" meta:word-count="1899" meta:character-count="16081" meta:non-whitespace-character-count="11335"/>
  </office:meta>
</office:document-meta>
</file>